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91in" fo:margin-left="0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299in" style:rel-column-width="14139*"/>
    </style:style>
    <style:style style:name="Таблица1.B" style:family="table-column">
      <style:table-column-properties style:column-width="0.4028in" style:rel-column-width="3722*"/>
    </style:style>
    <style:style style:name="Таблица1.C" style:family="table-column">
      <style:table-column-properties style:column-width="1.0701in" style:rel-column-width="9890*"/>
    </style:style>
    <style:style style:name="Таблица1.D" style:family="table-column">
      <style:table-column-properties style:column-width="3.4688in" style:rel-column-width="32058*"/>
    </style:style>
    <style:style style:name="Таблица1.E" style:family="table-column">
      <style:table-column-properties style:column-width="0.6194in" style:rel-column-width="572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04" style:family="table-row">
      <style:table-row-properties fo:background-color="transparent" fo:keep-together="always">
        <style:background-image/>
      </style:table-row-properties>
    </style:style>
    <style:style style:name="Таблица1.A104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font-size="10pt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Arial1" fo:language="ru" fo:country="RU" fo:background-color="transparen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ru" fo:country="RU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8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49" style:family="paragraph" style:parent-style-name="Table_20_Contents">
      <style:text-properties style:font-name="Arial1" fo:language="en" fo:country="US" officeooo:rsid="0011f7fd" officeooo:paragraph-rsid="0011f7fd"/>
    </style:style>
    <style:style style:name="P50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Они держат <text:span text:style-name="T2">H=31kHz / V=</text:span>48.8<text:span text:style-name="T2">Hz</text:span></text:p>
      <text:p text:style-name="P41">List of compatible monitors</text:p>
      <text:p text:style-name="P4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, но монитор широкоформатный </text:p>
            <text:p text:style-name="P44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49">Acer V206HQL</text:p>
          </table:table-cell>
          <table:table-cell table:style-name="Таблица1.A2" office:value-type="string">
            <text:p text:style-name="P52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50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4">Показывает без проблем.</text:p>
            <text:p text:style-name="P44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(которая графика без бордюра) сильно растянута по вертикали до границ</text:p>
            <text:p text:style-name="P4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04">
          <table:table-cell table:style-name="Таблица1.A104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0"/>
      <text:p text:style-name="P47">Они <text:span text:style-name="T1">не </text:span>держат <text:span text:style-name="T2">H=31kHz / V=</text:span>48.8<text:span text:style-name="T2">Hz</text:span></text:p>
      <text:p text:style-name="P41">List of non-compatible monitors</text:p>
      <text:p text:style-name="P4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39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а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5-25T12:47:51.775332489">25.05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810" meta:word-count="2693" meta:character-count="18404" meta:non-whitespace-character-count="16446"/>
    <meta:user-defined meta:name="Поле 1"/>
    <meta:user-defined meta:name="Поле 2"/>
    <meta:user-defined meta:name="Поле 3"/>
    <meta:user-defined meta:name="Поле 4"/>
  </office:meta>
</office:document-meta>
</file>